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522d7" officeooo:paragraph-rsid="000522d7"/>
    </style:style>
    <style:style style:name="P2" style:family="paragraph" style:parent-style-name="Standard" style:list-style-name="L14">
      <style:paragraph-properties fo:line-height="150%"/>
      <style:text-properties officeooo:rsid="000522d7" officeooo:paragraph-rsid="000522d7"/>
    </style:style>
    <style:style style:name="P3" style:family="paragraph" style:parent-style-name="Standard" style:list-style-name="L15">
      <style:paragraph-properties fo:line-height="150%"/>
      <style:text-properties officeooo:rsid="000522d7" officeooo:paragraph-rsid="000522d7"/>
    </style:style>
    <style:style style:name="P4" style:family="paragraph" style:parent-style-name="Standard" style:list-style-name="L15">
      <style:paragraph-properties fo:line-height="150%"/>
      <style:text-properties officeooo:rsid="000522d7" officeooo:paragraph-rsid="001a603d"/>
    </style:style>
    <style:style style:name="P5" style:family="paragraph" style:parent-style-name="Standard" style:list-style-name="L15">
      <style:paragraph-properties fo:line-height="150%"/>
      <style:text-properties officeooo:rsid="001a603d" officeooo:paragraph-rsid="001a603d"/>
    </style:style>
    <style:style style:name="P6" style:family="paragraph" style:parent-style-name="Heading_20_2">
      <style:paragraph-properties fo:line-height="150%"/>
      <style:text-properties officeooo:rsid="000522d7" officeooo:paragraph-rsid="000522d7"/>
    </style:style>
    <style:style style:name="T1" style:family="text">
      <style:text-properties officeooo:rsid="00133962"/>
    </style:style>
    <style:style style:name="T2" style:family="text">
      <style:text-properties officeooo:rsid="001a603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5 Homework</text:span></text:p>
      <text:p text:style-name="P1"/>
      <text:h text:style-name="P6" text:outline-level="2">Key Phrases/Concepts</text:h>
      <text:list xml:id="list8935111670136116526" text:style-name="L14">
        <text:list-item>
          <text:p text:style-name="P2">Security policies vs. mechanisms </text:p>
        </text:list-item>
        <text:list-item>
          <text:p text:style-name="P2">Security mechanisms: encryption, authentication, authorization </text:p>
        </text:list-item>
        <text:list-item>
          <text:p text:style-name="P2">Common characteristics among the various types of networks that surround us </text:p>
        </text:list-item>
        <text:list-item>
          <text:p text:style-name="P2">Why do datacenters suffer outages and what can we do about it? </text:p>
        </text:list-item>
      </text:list>
      <text:p text:style-name="P1"/>
      <text:h text:style-name="P6" text:outline-level="2">Guiding Questions</text:h>
      <text:list xml:id="list4152606201464713086" text:style-name="L15">
        <text:list-item>
          <text:p text:style-name="P3">What is the difference between confidentiality, integrity, and availability? </text:p>
          <text:list>
            <text:list-item>
              <text:p text:style-name="P5">Confidentiality is only authorized users could check the info </text:p>
            </text:list-item>
            <text:list-item>
              <text:p text:style-name="P5">integrity – address tampering from unauthorized users </text:p>
            </text:list-item>
            <text:list-item>
              <text:p text:style-name="P5">availability is addressing vandalism and that the information is always correct to the users</text:p>
            </text:list-item>
          </text:list>
        </text:list-item>
        <text:list-item>
          <text:p text:style-name="P4">What is the difference between authentication, authorization, and auditing?</text:p>
          <text:list>
            <text:list-item>
              <text:p text:style-name="P4"><text:span text:style-name="T2">Authentication is being able to check if the user is the user </text:span></text:p>
            </text:list-item>
            <text:list-item>
              <text:p text:style-name="P4"><text:span text:style-name="T2">authorization is being able to let the correct user go ahead </text:span></text:p>
            </text:list-item>
            <text:list-item>
              <text:p text:style-name="P4"><text:span text:style-name="T2">auditing is managing how an attack was able to go through when it isn’t supposed to</text:span> </text:p>
            </text:list-item>
          </text:list>
        </text:list-item>
        <text:list-item>
          <text:p text:style-name="P3">What is a replay attack? </text:p>
          <text:list>
            <text:list-item>
              <text:p text:style-name="P5">It is basically an outside user using the key information of both users to become one of the user and get unrestricted access</text:p>
            </text:list-item>
          </text:list>
        </text:list-item>
        <text:list-item>
          <text:p text:style-name="P3">What is the difference between public-private key cryptography and shared key cryptography?</text:p>
          <text:list>
            <text:list-item>
              <text:p text:style-name="P5">Public-private is the idea that the user of the information contains the private key and the other users have the public key. Both will use their respective key to encrypt and the other with their keys to decrypt. </text:p>
            </text:list-item>
            <text:list-item>
              <text:p text:style-name="P5">Shared-key cryptography will say user A sends to a common ground to get the information encrypted and decrypted and this will send to the correct user and vice versa with the other users.</text:p>
            </text:list-item>
          </text:list>
        </text:list-item>
        <text:list-item>
          <text:p text:style-name="P3">What is the most common cause of datacenter outages? </text:p>
          <text:list>
            <text:list-item>
              <text:p text:style-name="P5">Human errors </text:p>
            </text:list-item>
          </text:list>
        </text:list-item>
        <text:list-item>
          <text:p text:style-name="P3"><text:soft-page-break/>What are three techniques to mitigate datacenter outag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6T12:34:05.965900466</dc:date>
    <meta:editing-duration>PT2H56M36S</meta:editing-duration>
    <meta:editing-cycles>11</meta:editing-cycles>
    <meta:generator>LibreOffice/5.1.6.2$Linux_X86_64 LibreOffice_project/10m0$Build-2</meta:generator>
    <meta:document-statistic meta:table-count="0" meta:image-count="0" meta:object-count="0" meta:page-count="2" meta:paragraph-count="23" meta:word-count="276" meta:character-count="1647" meta:non-whitespace-character-count="1397"/>
  </office:meta>
</office:document-meta>
</file>